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style:text-properties fo:language="en" fo:country="US" officeooo:paragraph-rsid="001b28fc"/>
    </style:style>
    <style:style style:name="P2" style:family="paragraph" style:parent-style-name="Standard">
      <style:paragraph-properties fo:margin-top="0cm" fo:margin-bottom="0cm" loext:contextual-spacing="false"/>
      <style:text-properties fo:language="en" fo:country="US" fo:font-weight="bold" officeooo:paragraph-rsid="001b28fc" style:font-weight-asian="bold" style:font-weight-complex="bold"/>
    </style:style>
    <style:style style:name="P3" style:family="paragraph" style:parent-style-name="Standard">
      <style:paragraph-properties fo:margin-top="0cm" fo:margin-bottom="0cm" loext:contextual-spacing="false"/>
      <style:text-properties fo:language="en" fo:country="US" officeooo:rsid="001b28fc" officeooo:paragraph-rsid="001b28fc"/>
    </style:style>
    <style:style style:name="P4" style:family="paragraph" style:parent-style-name="Standard">
      <style:paragraph-properties fo:margin-top="0cm" fo:margin-bottom="0cm" loext:contextual-spacing="false"/>
      <style:text-properties fo:language="en" fo:country="US" officeooo:rsid="001cc6e8" officeooo:paragraph-rsid="001cc6e8"/>
    </style:style>
    <style:style style:name="P5" style:family="paragraph" style:parent-style-name="Standard">
      <style:paragraph-properties fo:margin-top="0cm" fo:margin-bottom="0cm" loext:contextual-spacing="false"/>
      <style:text-properties fo:language="en" fo:country="US" fo:font-weight="normal" officeooo:rsid="00266752" officeooo:paragraph-rsid="001b28fc" style:font-weight-asian="normal" style:font-weight-complex="normal"/>
    </style:style>
    <style:style style:name="P6" style:family="paragraph" style:parent-style-name="Standard" style:master-page-name="Standard">
      <style:paragraph-properties fo:margin-top="0cm" fo:margin-bottom="0cm" loext:contextual-spacing="false" style:page-number="1"/>
      <style:text-properties fo:language="en" fo:country="US" fo:font-weight="bold" officeooo:paragraph-rsid="001b28fc" style:font-weight-asian="bold" style:font-weight-complex="bold"/>
    </style:style>
    <style:style style:name="P7" style:family="paragraph" style:parent-style-name="Standard">
      <style:paragraph-properties fo:margin-top="0cm" fo:margin-bottom="0cm" loext:contextual-spacing="false"/>
      <style:text-properties fo:language="en" fo:country="US" officeooo:rsid="0024a356" officeooo:paragraph-rsid="001fd6be"/>
    </style:style>
    <style:style style:name="P8" style:family="paragraph" style:parent-style-name="Standard">
      <style:paragraph-properties fo:margin-top="0cm" fo:margin-bottom="0cm" loext:contextual-spacing="false"/>
      <style:text-properties fo:language="en" fo:country="US" officeooo:rsid="001fd6be" officeooo:paragraph-rsid="001fd6be"/>
    </style:style>
    <style:style style:name="T1" style:family="text">
      <style:text-properties officeooo:rsid="0027396a"/>
    </style:style>
    <style:style style:name="T2" style:family="text">
      <style:text-properties fo:font-weight="bold" style:font-weight-asian="bold" style:font-weight-complex="bold"/>
    </style:style>
    <style:style style:name="T3" style:family="text">
      <style:text-properties fo:font-weight="bold" officeooo:rsid="001b28fc" style:font-weight-asian="bold" style:font-weight-complex="bold"/>
    </style:style>
    <style:style style:name="T4" style:family="text">
      <style:text-properties officeooo:rsid="00216f48"/>
    </style:style>
    <style:style style:name="T5" style:family="text">
      <style:text-properties officeooo:rsid="001cc6e8"/>
    </style:style>
    <style:style style:name="T6" style:family="text">
      <style:text-properties officeooo:rsid="001e80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MEDSCI736 - FINAL REFLECTION</text:p>
      <text:p text:style-name="P1"><text:span text:style-name="T2">STUDENT NAME: </text:span><text:span text:style-name="T3">Sang Eun (Bibiana) Lee</text:span></text:p>
      <text:p text:style-name="P2">DUE 27 October 2016</text:p>
      <text:p text:style-name="P1"/>
      <text:p text:style-name="P2">Look back at your journey on this course. Has your perspective about what ‘good practice’ in digital research looks like changed? If so, how; if not, why not?</text:p>
      <text:p text:style-name="P2"/>
      <text:p text:style-name="P3">My perspective about what 'good practice' in digital research has changed. A lot of what dictates good practice in research stems from positivistic roots<text:span text:style-name="T5"> and its only now that we're veering away from them. I initially came into this MEDSCI course expecting hard science with specific and explicit ways of being and doing things. My perspective started to change when we learnt about agile and scrum. It was refreshing tot see a non social science course teaching very adaptable and flexible ways of teaching and learning. Development itself is a flexible concept, so why would development in hard sciences be any different. 'Good practice' is no longer determined by set rules and regulations but actually reflect the reality of the world which is messy and unorganized. We try to eliminate people from the equation even going as far as to write in an off handed god like tone in many of our papers but in the end there are humans involved and error is going to happen. </text:span></text:p>
      <text:p text:style-name="P3"/>
      <text:p text:style-name="P3">'Good practice' in <text:span text:style-name="T6">digital research is about sharing, adapting and development. It has deadlines but theyre no so set and everything that goes wrong can be looked at again and redeveloped. </text:span></text:p>
      <text:p text:style-name="P1"/>
      <text:p text:style-name="P2">The course encourages collaboration through peer-learning. Have your <text:span text:style-name="T4">attitudes</text:span> towards peer-learning changed? <text:s/>If so, how; if not, why not?</text:p>
      <text:p text:style-name="P2"/>
      <text:p text:style-name="P8">My attitude toward peer-learning has for the most part changed. I have always been very wary of peer-exchange and so this whole process has been quite difficult for me. I think most disciplines teach their students to keep their work to themselves. Throughout my education I have never been encouraged to share my work as much as I have in this course. It felt like airing out dirty laundry. There's nothing wrong with peer exchange and in fact I feel like it's actually made me more open as a person. Nevertheless, it felt wrong and unusual for me and so I found it extremely difficult to be open. I used to think that I wasn't sensitive to criticism but this whole process has made me re-evaluate myself. Everytime I present work I have often finilised it to a certain point. During an iterative process a draft work is always presented and evaluated. </text:p>
      <text:p text:style-name="P8"/>
      <text:p text:style-name="P7"/>
      <text:p text:style-name="P1"/>
      <text:p text:style-name="P2">The course purposely has flexible deadlines. How have you found having to ‘self-manage’ your commitments and responsibilities? </text:p>
      <text:p text:style-name="P1"/>
      <text:p text:style-name="P4">I found self-managing interesting and strange I get things done and other do</text:p>
      <text:p text:style-name="P4"/>
      <text:p text:style-name="P1"/>
      <text:p text:style-name="P2">What is/are the main learning(s) that you will carry with you after the course ends? </text:p>
      <text:p text:style-name="P2"/>
      <text:p text:style-name="P5">One of the most exciting things I have gained is a passion about using the skills I have learned. All throughout the semester, every time we learned something, I have had a think about how I could apply it to my research and to my personal life and between Pomodoro, scrum, GitHub and Python, I have learned a lot of valuable techniques which I can integrate into my workflow to increase my efficiency and effectiveness. This course has really opened my eyes about the possibilities and taught me that I need to be the driver behind my own work. I am only limited by what I think and believe <text:span text:style-name="T1">and the possibilities are truly nearly endless. I have been stuck in my bubble thinking I know everything about anything when really I don’t know that much. I need to be more open to </text:span><text:soft-page-break/><text:span text:style-name="T1">new ideas and new ways of thinking but I also need to share what I think more often. I am someone who likes to keep to himself most of the time, but to change how things are done I need to set a good example and be proud of the work I am doing. This seems like a lot of learnings but I think this course coincided with a time in my life where I am questioning who I want to be as an adult and that a lot of the things we have learned have triggered things inside me that have helped shape my way of thinking and how I am going to live my life after this cours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5T08:49:18.382658766</meta:creation-date>
    <dc:date>2016-10-25T18:49:28.553223460</dc:date>
    <meta:editing-duration>PT24M51S</meta:editing-duration>
    <meta:editing-cycles>3</meta:editing-cycles>
    <meta:generator>LibreOffice/5.1.4.2$Linux_X86_64 LibreOffice_project/10m0$Build-2</meta:generator>
    <meta:document-statistic meta:table-count="0" meta:image-count="0" meta:object-count="0" meta:page-count="2" meta:paragraph-count="12" meta:word-count="719" meta:character-count="4017" meta:non-whitespace-character-count="3304"/>
  </office:meta>
</office:document-meta>
</file>